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5.425208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Serpentina masiv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Fibrosas y masiva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 o amarillent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Es el mineral de alteració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Grises 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1" table:style-name="ce6">
            <text:p>10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Ninguno 0%</text:p>
          </table:table-cell>
          <table:table-cell table:style-name="ce5"/>
          <table:table-cell table:number-columns-repeated="3" table:style-name="ce8"/>
          <table:table-cell table:number-columns-repeated="16378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5">
            <text:p>Serpentina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10">
            <text:p>(Mg,Al,Fe,Mn,Ni,Zn)<text:span text:style-name="T2">2-3</text:span>(Si,Al,Fe)<text:span text:style-name="T2">2</text:span>O<text:span text:style-name="T2">5</text:span>(OH)<text:span text:style-name="T2">4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En agregados paralelos de cristales fibrosos (asbestos) en vetas o masivo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1">
            <text:p>Incoloro pero puede tener tonalidades amarillentas o verdos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Muy débil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n</text:p>
          </table:table-cell>
          <table:table-cell office:value-type="string" table:style-name="ce5">
            <text:p>Puede presentar una dirección (raramente apreciable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Es el mineral de alteració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grises 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Positivo o nega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10:48Z</dc:date>
    <meta:editing-cycles>9</meta:editing-cycles>
    <meta:editing-duration>PT4012S</meta:editing-duration>
  </office:meta>
</office:document-meta>
</file>